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handas" fo:font-size="14pt" officeooo:rsid="0019609f" officeooo:paragraph-rsid="0019609f" style:font-size-asian="14pt" style:font-size-complex="14pt"/>
    </style:style>
    <style:style style:name="P2" style:family="paragraph" style:parent-style-name="Standard" style:list-style-name="L1">
      <style:text-properties style:font-name="Chandas" fo:font-size="14pt" officeooo:rsid="0019609f" officeooo:paragraph-rsid="0019609f" style:font-size-asian="14pt" style:font-size-complex="14pt"/>
    </style:style>
    <style:style style:name="P3" style:family="paragraph" style:parent-style-name="Standard">
      <style:text-properties style:font-name="Chandas" fo:font-size="14pt" officeooo:rsid="001af011" officeooo:paragraph-rsid="001af011" style:font-size-asian="14pt" style:font-size-complex="14pt"/>
    </style:style>
    <style:style style:name="P4" style:family="paragraph" style:parent-style-name="Standard" style:list-style-name="L2">
      <style:text-properties style:font-name="Chandas" fo:font-size="14pt" officeooo:rsid="001af011" officeooo:paragraph-rsid="001af011" style:font-size-asian="14pt" style:font-size-complex="14pt"/>
    </style:style>
    <style:style style:name="P5" style:family="paragraph" style:parent-style-name="Standard" style:list-style-name="L2">
      <style:text-properties style:font-name="Chandas" fo:font-size="14pt" officeooo:rsid="001b31dd" officeooo:paragraph-rsid="001b31dd" style:font-size-asian="14pt" style:font-size-complex="14pt"/>
    </style:style>
    <style:style style:name="P6" style:family="paragraph" style:parent-style-name="Standard" style:list-style-name="L2">
      <style:text-properties style:font-name="Chandas" fo:font-size="14pt" officeooo:rsid="001bc494" officeooo:paragraph-rsid="001bc494" style:font-size-asian="14pt" style:font-size-complex="14pt"/>
    </style:style>
    <style:style style:name="P7" style:family="paragraph" style:parent-style-name="Standard" style:list-style-name="L2">
      <style:text-properties style:font-name="Chandas" fo:font-size="14pt" officeooo:rsid="001c8f98" officeooo:paragraph-rsid="001c8f98" style:font-size-asian="14pt" style:font-size-complex="14pt"/>
    </style:style>
    <style:style style:name="P8" style:family="paragraph" style:parent-style-name="Standard" style:list-style-name="L2">
      <style:text-properties style:font-name="Chandas" fo:font-size="14pt" officeooo:rsid="001c8f98" officeooo:paragraph-rsid="001d8201" style:font-size-asian="14pt" style:font-size-complex="14pt"/>
    </style:style>
    <style:style style:name="P9" style:family="paragraph" style:parent-style-name="Standard">
      <style:text-properties style:font-name="Chandas" fo:font-size="14pt" officeooo:rsid="001d8201" officeooo:paragraph-rsid="001d8201" style:font-size-asian="14pt" style:font-size-complex="14pt"/>
    </style:style>
    <style:style style:name="P10" style:family="paragraph" style:parent-style-name="Standard">
      <style:text-properties style:font-name="Chandas" fo:font-size="14pt" officeooo:rsid="001f946b" officeooo:paragraph-rsid="001f946b" style:font-size-asian="14pt" style:font-size-complex="14pt"/>
    </style:style>
    <style:style style:name="P11" style:family="paragraph" style:parent-style-name="Standard" style:list-style-name="L3">
      <style:text-properties style:font-name="Chandas" fo:font-size="14pt" officeooo:rsid="001f946b" officeooo:paragraph-rsid="001f946b" style:font-size-asian="14pt" style:font-size-complex="14pt"/>
    </style:style>
    <style:style style:name="P12" style:family="paragraph" style:parent-style-name="Standard" style:list-style-name="L3">
      <style:text-properties style:font-name="Chandas" fo:font-size="14pt" officeooo:rsid="00207910" officeooo:paragraph-rsid="00207910" style:font-size-asian="14pt" style:font-size-complex="14pt"/>
    </style:style>
    <style:style style:name="P13" style:family="paragraph" style:parent-style-name="Standard" style:list-style-name="L3">
      <style:text-properties style:font-name="Chandas" fo:font-size="14pt" officeooo:rsid="002211b7" officeooo:paragraph-rsid="002211b7" style:font-size-asian="14pt" style:font-size-complex="14pt"/>
    </style:style>
    <style:style style:name="P14" style:family="paragraph" style:parent-style-name="Standard" style:list-style-name="L3">
      <style:text-properties style:font-name="Chandas" fo:font-size="14pt" officeooo:rsid="00238574" officeooo:paragraph-rsid="00238574" style:font-size-asian="14pt" style:font-size-complex="14pt"/>
    </style:style>
    <style:style style:name="P15" style:family="paragraph" style:parent-style-name="Standard" style:list-style-name="L1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handas" fo:font-size="14pt" officeooo:rsid="0019609f" officeooo:paragraph-rsid="0019609f" style:font-size-asian="14pt" style:font-size-complex="14pt"/>
    </style:style>
    <style:style style:name="P16" style:family="paragraph" style:parent-style-name="Standard" style:list-style-name="L2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font-name="Chandas" fo:font-size="14pt" officeooo:rsid="001d8201" officeooo:paragraph-rsid="001d820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011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f011" style:font-weight-asian="bold" style:font-weight-complex="bold"/>
    </style:style>
    <style:style style:name="T4" style:family="text">
      <style:text-properties officeooo:rsid="001b31dd"/>
    </style:style>
    <style:style style:name="T5" style:family="text">
      <style:text-properties officeooo:rsid="001d8201"/>
    </style:style>
    <style:style style:name="T6" style:family="text">
      <style:text-properties officeooo:rsid="001f4521"/>
    </style:style>
    <style:style style:name="T7" style:family="text">
      <style:text-properties officeooo:rsid="00207910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10" style:family="text">
      <style:text-properties style:text-line-through-style="solid" style:text-line-through-type="single" style:text-underline-style="none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style:text-underline-style="none"/>
    </style:style>
    <style:style style:name="T13" style:family="text">
      <style:text-properties officeooo:rsid="0024dfe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8163970" text:style-name="L1">
        <text:list-item>
          <text:p text:style-name="P2">git clone http:…..</text:p>
        </text:list-item>
        <text:list-item>
          <text:p text:style-name="P2">git status</text:p>
        </text:list-item>
        <text:list-item>
          <text:p text:style-name="P2">git add . <text:s/>(git add file name)</text:p>
        </text:list-item>
        <text:list-item>
          <text:p text:style-name="P2">git commit -m “<text:span text:style-name="T1">write your comment to show in github </text:span><text:span text:style-name="T2">to apply changes from </text:span><text:span text:style-name="T3">stage position</text:span><text:span text:style-name="T2"> to commit</text:span>”</text:p>
        </text:list-item>
        <text:list-item>
          <text:p text:style-name="P15">git push <text:s/>(to master branch)</text:p>
          <text:p text:style-name="P2">if you want to create new branch first go to the folder you cloned the project and open terminal then:</text:p>
        </text:list-item>
        <text:list-item text:start-value="1">
          <text:p text:style-name="P2">git checkout -b “<text:span text:style-name="T1">branch_name</text:span>”</text:p>
        </text:list-item>
        <text:list-item>
          <text:p text:style-name="P2">git status (it automatically changes to new created branch)</text:p>
        </text:list-item>
        <text:list-item>
          <text:p text:style-name="P2">git add .</text:p>
        </text:list-item>
        <text:list-item>
          <text:p text:style-name="P2">Git commit -m “branch_name”</text:p>
        </text:list-item>
        <text:list-item>
          <text:p text:style-name="P2">git push --set-upstream origin <text:span text:style-name="T1">branch_name</text:span></text:p>
        </text:list-item>
        <text:list-item>
          <text:p text:style-name="P15">git push origin <text:span text:style-name="T1">branch_name</text:span></text:p>
        </text:list-item>
      </text:list>
      <text:p text:style-name="P3">Every thing about git:</text:p>
      <text:list xml:id="list1488555036" text:style-name="L2">
        <text:list-item>
          <text:p text:style-name="P4">git init</text:p>
          <text:p text:style-name="P4">this says that this directory is in the control of git</text:p>
        </text:list-item>
        <text:list-item>
          <text:p text:style-name="P4">git -ltrh .git</text:p>
          <text:p text:style-name="P4">shows <text:span text:style-name="T4">even</text:span> hidden <text:span text:style-name="T4">git</text:span> files inside the directory</text:p>
        </text:list-item>
        <text:list-item>
          <text:p text:style-name="P5"><text:soft-page-break/>touch xxx.html (this helps to create a html file with name index)</text:p>
        </text:list-item>
        <text:list-item>
          <text:p text:style-name="P5">git add xxx.html (you can add this certain file)</text:p>
        </text:list-item>
        <text:list-item>
          <text:p text:style-name="P5">git add . (to add every thing)</text:p>
        </text:list-item>
        <text:list-item>
          <text:p text:style-name="P5">git add -A (to add every thing)</text:p>
        </text:list-item>
        <text:list-item>
          <text:p text:style-name="P6">git commit -m “explanation”</text:p>
        </text:list-item>
        <text:list-item>
          <text:p text:style-name="P6">git log (show all commit)</text:p>
        </text:list-item>
        <text:list-item>
          <text:p text:style-name="P7">git diff HEAD (son degisimleri gosterir, show last changes)</text:p>
          <text:list>
            <text:list-item>
              <text:p text:style-name="P7">a) already <text:s text:c="2"/>------------</text:p>
            </text:list-item>
            <text:list-item>
              <text:p text:style-name="P7">b) NEW<text:tab/>+++++++</text:p>
            </text:list-item>
          </text:list>
        </text:list-item>
        <text:list-item>
          <text:p text:style-name="P7">git <text:span text:style-name="T5">diff --staged</text:span></text:p>
        </text:list-item>
        <text:list-item>
          <text:p text:style-name="P8">git reset yyyy.html (you can unstage file yyyy.html)</text:p>
        </text:list-item>
        <text:list-item>
          <text:p text:style-name="P16">git checko<text:span text:style-name="T6">ut – zzzz.html <text:s/></text:span></text:p>
        </text:list-item>
      </text:list>
      <text:p text:style-name="P9"/>
      <text:p text:style-name="P10">Branch</text:p>
      <text:list xml:id="list3468883605" text:style-name="L3">
        <text:list-item>
          <text:p text:style-name="P11">git branch (list branches)</text:p>
        </text:list-item>
        <text:list-item>
          <text:p text:style-name="P11">git branch xx <text:s/>(crate new branch with name xx)</text:p>
        </text:list-item>
        <text:list-item>
          <text:p text:style-name="P11">git checkout xx (to go to branch xx)</text:p>
        </text:list-item>
        <text:list-item>
          <text:p text:style-name="P13">easy way =&gt;(git checkout -b xx) this creates xx and goes into it</text:p>
        </text:list-item>
        <text:list-item>
          <text:p text:style-name="P11"><text:soft-page-break/><text:s/><text:span text:style-name="T7">go to branch master =&gt; git branch master</text:span></text:p>
        </text:list-item>
        <text:list-item>
          <text:p text:style-name="P12">git merge xx (now all changes on xx merges to branch master)</text:p>
        </text:list-item>
        <text:list-item>
          <text:p text:style-name="P13">git push -<text:span text:style-name="T12">u origin master/xx ( -u is optional to make it always same)</text:span></text:p>
        </text:list-item>
        <text:list-item>
          <text:p text:style-name="P13"><text:span text:style-name="T12">git tag -a v2.0 -m ‘here type your message for version 2.0’</text:span></text:p>
        </text:list-item>
        <text:list-item>
          <text:p text:style-name="P14">git push <text:span text:style-name="T13">origin</text:span> --tag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1:28:39.945517729</meta:creation-date>
    <dc:date>2020-03-29T21:47:53.834821729</dc:date>
    <meta:editing-duration>PT4H52M5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3" meta:paragraph-count="39" meta:word-count="309" meta:character-count="1521" meta:non-whitespace-character-count="1281"/>
  </office:meta>
</office:document-meta>
</file>